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" fo:font-size="12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Times" fo:font-size="14pt" fo:letter-spacing="normal" fo:font-weight="bold"/>
    </style:style>
    <style:style style:name="P4" style:family="paragraph" style:parent-style-name="Standard">
      <style:paragraph-properties fo:margin-top="0cm" fo:margin-bottom="0.212cm"/>
      <style:text-properties fo:color="#000000" style:font-name="Times" fo:font-size="14pt" fo:letter-spacing="normal" fo:font-weight="bold"/>
    </style:style>
    <style:style style:name="P5" style:family="paragraph" style:parent-style-name="Standard">
      <style:paragraph-properties fo:margin-top="0cm" fo:margin-bottom="0.212cm"/>
      <style:text-properties fo:color="#000000" style:font-name="Times" fo:font-size="12pt" fo:letter-spacing="normal" fo:font-weight="bold"/>
    </style:style>
    <style:style style:name="P6" style:family="paragraph" style:parent-style-name="Standard">
      <style:text-properties style:font-name="Times" fo:font-size="12pt" fo:font-weight="bold"/>
    </style:style>
    <style:style style:name="P7" style:family="paragraph" style:parent-style-name="Standard" style:list-style-name="L1">
      <style:paragraph-properties fo:margin-left="2.54cm" fo:margin-right="0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" fo:font-size="12pt"/>
    </style:style>
    <style:style style:name="P8" style:family="paragraph" style:parent-style-name="Standard" style:list-style-name="L1">
      <style:paragraph-properties fo:margin-left="2.54cm" fo:margin-right="0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font-name="Times" fo:font-size="12pt"/>
    </style:style>
    <style:style style:name="T1" style:family="text">
      <style:text-properties fo:letter-spacing="normal"/>
    </style:style>
    <style:style style:name="T2" style:family="text">
      <style:text-properties fo:letter-spacing="normal" fo:font-weight="bold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1901 - Informatikk prosjektarbeid I H-2011</text:p>
      <text:p text:style-name="P4"/>
      <text:p text:style-name="P5">Møtereferat</text:p>
      <text:p text:style-name="P5"/>
      <text:p text:style-name="P1"><text:span text:style-name="T2">Møtetid: </text:span><text:span text:style-name="T1">14.09.2011, kl: 14:00</text:span></text:p>
      <text:p text:style-name="P1"><text:span text:style-name="T2">Oppmøte: </text:span><text:span text:style-name="T1">Alf, Magnus, Christian, Tomas, Robin</text:span></text:p>
      <text:p text:style-name="P5"/>
      <text:p text:style-name="P5">Agenda:</text:p>
      <text:list xml:id="list748170405" text:style-name="L1">
        <text:list-item>
          <text:list>
            <text:list-item>
              <text:p text:style-name="P7">Prøve å lage en prototype.</text:p>
            </text:list-item>
          </text:list>
        </text:list-item>
      </text:list>
      <text:p text:style-name="P5"/>
      <text:p text:style-name="P5">Oppsummering:</text:p>
      <text:p text:style-name="P2"><text:tab/>Alf og Christian begynner utvikling av klasser til bruk i programmet vårt som en del av de underliggende funksjonene.</text:p>
      <text:p text:style-name="P2"/>
      <text:p text:style-name="P6">Til neste gang:</text:p>
      <text:list xml:id="list1885955239" text:style-name="L1">
        <text:list-item>
          <text:list>
            <text:list-item>
              <text:p text:style-name="P8">Jobbe med prototypen.</text:p>
            </text:list-item>
            <text:list-item>
              <text:p text:style-name="P8">Komme på ideer til GUI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document-statistic meta:table-count="0" meta:image-count="0" meta:object-count="0" meta:page-count="1" meta:paragraph-count="11" meta:word-count="57" meta:character-count="356"/>
    <dc:date>2011-11-28T13:46:12</dc:date>
    <meta:editing-duration>PT00H08M35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